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00ec22"/>
    </style:style>
    <style:style style:name="P2" style:family="paragraph" style:parent-style-name="Standard">
      <style:paragraph-properties fo:text-align="center" style:justify-single-word="false"/>
      <style:text-properties officeooo:paragraph-rsid="0001c4da"/>
    </style:style>
    <style:style style:name="P3" style:family="paragraph" style:parent-style-name="Standard">
      <style:paragraph-properties fo:text-align="center" style:justify-single-word="false"/>
      <style:text-properties officeooo:paragraph-rsid="0003e8a7"/>
    </style:style>
    <style:style style:name="P4" style:family="paragraph" style:parent-style-name="Standard">
      <style:text-properties officeooo:paragraph-rsid="0001c4da"/>
    </style:style>
    <style:style style:name="P5" style:family="paragraph" style:parent-style-name="Standard">
      <style:text-properties officeooo:paragraph-rsid="00027cc2"/>
    </style:style>
    <style:style style:name="P6" style:family="paragraph" style:parent-style-name="Standard">
      <style:text-properties officeooo:paragraph-rsid="000388a7"/>
    </style:style>
    <style:style style:name="T1" style:family="text">
      <style:text-properties officeooo:rsid="0001c4da"/>
    </style:style>
    <style:style style:name="T2" style:family="text">
      <style:text-properties officeooo:rsid="00027cc2"/>
    </style:style>
    <style:style style:name="T3" style:family="text">
      <style:text-properties officeooo:rsid="000388a7"/>
    </style:style>
    <style:style style:name="T4" style:family="text">
      <style:text-properties officeooo:rsid="0005e089"/>
    </style:style>
    <style:style style:name="T5" style:family="text">
      <style:text-properties officeooo:rsid="0008228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hief Marketing Officer (CMO) - <text:span text:style-name="T5">Ma</text:span>rketer</text:p>
      <text:p text:style-name="P1"/>
      <text:p text:style-name="P6"><text:span text:style-name="T3">Responsibilities:</text:span></text:p>
      <text:p text:style-name="P6"><text:span text:style-name="T3"><text:tab/></text:span><text:span text:style-name="T4">m</text:span>arketing </text:p>
      <text:p text:style-name="P5"><text:tab/>driving demand and growth of <text:span text:style-name="T3">our </text:span>product.</text:p>
      <text:p text:style-name="P4"><text:span text:style-name="T3"><text:tab/>being</text:span> held accountable for their successes (and failures). </text:p>
      <text:p text:style-name="P4"><text:tab/>creating and building customer base</text:p>
      <text:p text:style-name="P4"><text:tab/>bringing in revenue</text:p>
      <text:p text:style-name="P4"><text:tab/>making the company profitable.</text:p>
      <text:p text:style-name="P4"><text:span text:style-name="T1"><text:tab/>be</text:span><text:span text:style-name="T3">ing</text:span><text:span text:style-name="T1"> the </text:span>driving force behind engagement, retention, marketing communications, creative and <text:tab/><text:tab/><text:tab/>brand strategies.</text:p>
      <text:p text:style-name="P6"/>
      <text:p text:style-name="P6">Core responsibilities:</text:p>
      <text:p text:style-name="P6"/>
      <text:p text:style-name="P6"><text:tab/>User acquisition, lead generation, and retention/engagement</text:p>
      <text:p text:style-name="P6"><text:tab/>All marketing communications</text:p>
      <text:p text:style-name="P6"><text:tab/>Brand positioning/identity</text:p>
      <text:p text:style-name="P6"><text:tab/>Research and analytics</text:p>
      <text:p text:style-name="P6"><text:tab/>Product marketing and positioning</text:p>
      <text:p text:style-name="P1"/>
      <text:p text:style-name="P5">The role involves a lot of moving parts. </text:p>
      <text:p text:style-name="P5"/>
      <text:p text:style-name="P3">“<text:span text:style-name="T2">S</text:span>tartups typically operate with just an idea and lack the essential marketing assets needed to run a successful business: strong brand identity, healthy customer roster and established references. There is also the obvious financial obstacle of a limited marketing budget that hinders immediate growth if creative thinking and resourcefulness are not within the team's grasp. This is challenging for companies with customer functions where failure is simply not an option.” Mike Grandinetti </text:p>
      <text:p text:style-name="P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2-09T17:04:05.151098700</meta:creation-date>
    <dc:date>2021-02-14T13:08:04.024557569</dc:date>
    <meta:editing-duration>P3DT17H15M49S</meta:editing-duration>
    <meta:editing-cycles>2</meta:editing-cycles>
    <meta:generator>LibreOffice/6.4.6.2$Linux_X86_64 LibreOffice_project/40$Build-2</meta:generator>
    <meta:document-statistic meta:table-count="0" meta:image-count="0" meta:object-count="0" meta:page-count="1" meta:paragraph-count="17" meta:word-count="148" meta:character-count="1099" meta:non-whitespace-character-count="949"/>
  </office:meta>
</office:document-meta>
</file>